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4" style:family="paragraph" style:parent-style-name="No_20_Spacing">
      <style:text-properties style:font-name="Calibri" fo:font-size="10pt" style:font-size-asian="10pt" style:font-size-complex="10pt"/>
    </style:style>
    <style:style style:name="P5" style:family="paragraph" style:parent-style-name="No_20_Spacing" style:list-style-name="WWNum8"/>
    <style:style style:name="P6" style:family="paragraph" style:parent-style-name="No_20_Spacing" style:list-style-name="WWNum9"/>
    <style:style style:name="P7" style:family="paragraph" style:parent-style-name="No_20_Spacing" style:list-style-name="WWNum1"/>
    <style:style style:name="P8" style:family="paragraph" style:parent-style-name="No_20_Spacing" style:list-style-name="WWNum2"/>
    <style:style style:name="P9" style:family="paragraph" style:parent-style-name="No_20_Spacing" style:list-style-name="WWNum3"/>
    <style:style style:name="P10" style:family="paragraph" style:parent-style-name="No_20_Spacing" style:list-style-name="WWNum4"/>
    <style:style style:name="P11" style:family="paragraph" style:parent-style-name="No_20_Spacing">
      <style:text-properties fo:font-weight="bold" style:font-weight-asian="bold" style:font-name-complex="Calibri1" style:font-weight-complex="bold"/>
    </style:style>
    <style:style style:name="P12" style:family="paragraph" style:parent-style-name="No_20_Spacing" style:list-style-name="WWNum5"/>
    <style:style style:name="P13" style:family="paragraph" style:parent-style-name="No_20_Spacing" style:list-style-name="WWNum6"/>
    <style:style style:name="P14" style:family="paragraph" style:parent-style-name="No_20_Spacing" style:list-style-name="WWNum7"/>
    <style:style style:name="T1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6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7" style:family="text">
      <style:text-properties style:font-name="Calibri" fo:font-size="10pt" fo:font-weight="bold" officeooo:rsid="00043324" style:font-size-asian="10pt" style:font-weight-asian="bold" style:font-name-complex="Calibri1" style:font-size-complex="10pt" style:font-weight-complex="bold"/>
    </style:style>
    <style:style style:name="T8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Calibri" fo:font-size="10pt" fo:font-weight="bold" fo:background-color="#ffffff" loext:char-shading-value="0" style:font-size-asian="10pt" style:font-weight-asian="bold" style:font-name-complex="Segoe UI" style:font-size-complex="10pt" style:font-weight-complex="bold"/>
    </style:style>
    <style:style style:name="T10" style:family="text">
      <style:text-properties fo:font-weight="bold" style:font-weight-asian="bold" style:font-name-complex="Calibri1" style:font-weight-complex="bold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ames Richards</text:span><text:span text:style-name="T1"/></text:p>
      <text:p text:style-name="P1" loext:marker-style-name="T3"><text:span text:style-name="T3">Technical Support / Help Desk</text:span><text:span text:style-name="T3"/></text:p>
      <text:p text:style-name="P1"><text:span text:style-name="T3">702-937-8395| </text:span><text:a xlink:type="simple" xlink:href="mailto:richardsjamesw@gmail.com" text:style-name="Internet_20_link" text:visited-style-name="Visited_20_Internet_20_Link"><text:span text:style-name="Internet_20_link"><text:span text:style-name="T3">richardsjamesw@gmail.com</text:span></text:span></text:a><text:span text:style-name="T3"> |Las Vegas, NV 89169</text:span></text:p>
      <text:p text:style-name="P1"><text:span text:style-name="T3">LinkedIn - </text:span><text:a xlink:type="simple" xlink:href="https://www.linkedin.com/in/jamesrichards1982" text:style-name="Internet_20_link" text:visited-style-name="Visited_20_Internet_20_Link"><text:span text:style-name="Internet_20_link"><text:span text:style-name="T3">https://www.linkedin.com/in/jamesrichards1982</text:span></text:span></text:a><text:span text:style-name="T3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3">https://jwrichards1982.github.io/portfolio</text:span></text:span></text:a></text:p>
      <text:p text:style-name="No_20_Spacing" loext:marker-style-name="T4"><text:span text:style-name="T5"><text:s/></text:span><text:span text:style-name="T2">SUMMARY</text:span><text:span text:style-name="T5"><text:tab/><text:tab/><text:tab/><text:tab/><text:tab/><text:tab/><text:tab/><text:tab/><text:tab/><text:tab/><text:tab/><text:tab/><text:tab/></text:span></text:p>
      <text:p text:style-name="No_20_Spacing" loext:marker-style-name="T3"><text:span text:style-name="T3">Organized and dedicated Technical Support Agent with proven track record of providing exceptional customer service in fast paced environments. Offering keen attention to detail and strong decision-making skills to manage multiple, concurrent tasks. Self-motivated work ethic to perform effectively in independent or team environments.</text:span><text:span text:style-name="T3"/></text:p>
      <text:p text:style-name="P3" loext:marker-style-name="T3"/>
      <text:p text:style-name="No_20_Spacing" loext:marker-style-name="T4"><text:span text:style-name="T2">CERTIFICATIONS</text:span><text:span text:style-name="T5"><text:tab/><text:tab/><text:tab/><text:tab/><text:tab/><text:tab/><text:tab/><text:tab/><text:tab/><text:tab/><text:tab/><text:tab/></text:span></text:p>
      <text:list text:style-name="WWNum8">
        <text:list-item>
          <text:p text:style-name="P5" loext:marker-style-name="T4"><text:span text:style-name="T3">CompTIA A+ lifetime (2001), C.E. 2014 - 2017</text:span><text:span text:style-name="T3"/></text:p>
        </text:list-item>
        <text:list-item>
          <text:p text:style-name="P5" loext:marker-style-name="T4"><text:span text:style-name="T3">Microsoft Office User Specialist (M.O.U.S.) certificate. (2000)</text:span><text:span text:style-name="T3"/></text:p>
        </text:list-item>
        <text:list-item>
          <text:p text:style-name="P5" loext:marker-style-name="T4"><text:span text:style-name="T3">Business Office Technology vocation certificate. (2000)</text:span><text:span text:style-name="T3"/></text:p>
        </text:list-item>
      </text:list>
      <text:p text:style-name="P3" loext:marker-style-name="T3"/>
      <text:p text:style-name="No_20_Spacing" loext:marker-style-name="T4"><text:span text:style-name="T2">SKILLS</text:span><text:span text:style-name="T5"><text:tab/><text:tab/><text:tab/><text:tab/><text:tab/><text:tab/><text:tab/><text:tab/><text:tab/><text:tab/><text:tab/><text:tab/><text:tab/><text:tab/></text:span></text:p>
      <text:section text:style-name="Sect1" text:name="TextSection">
        <text:list text:style-name="WWNum9">
          <text:list-item>
            <text:p text:style-name="P6" loext:marker-style-name="T3"><text:span text:style-name="T3">Computer Support</text:span><text:span text:style-name="T3"/></text:p>
          </text:list-item>
          <text:list-item>
            <text:p text:style-name="P6" loext:marker-style-name="T3"><text:span text:style-name="T3">Technical / Customer Support</text:span><text:span text:style-name="T3"/></text:p>
          </text:list-item>
          <text:list-item>
            <text:p text:style-name="P6" loext:marker-style-name="T3"><text:span text:style-name="T3">Active Listening<text:tab/></text:span><text:span text:style-name="T3"/></text:p>
          </text:list-item>
          <text:list-item>
            <text:p text:style-name="P6" loext:marker-style-name="T3"><text:span text:style-name="T3">Active Directory</text:span><text:span text:style-name="T3"/></text:p>
          </text:list-item>
          <text:list-item>
            <text:p text:style-name="P6" loext:marker-style-name="T3"><text:span text:style-name="T3">Service Now</text:span><text:span text:style-name="T3"/></text:p>
          </text:list-item>
          <text:list-item>
            <text:p text:style-name="P6" loext:marker-style-name="T3"><text:span text:style-name="T3">Servers</text:span><text:span text:style-name="T3"/></text:p>
          </text:list-item>
          <text:list-item>
            <text:p text:style-name="P6" loext:marker-style-name="T3"><text:span text:style-name="T3">Routers</text:span><text:span text:style-name="T3"/></text:p>
          </text:list-item>
          <text:list-item>
            <text:p text:style-name="P6" loext:marker-style-name="T3"><text:span text:style-name="T3">Switches </text:span><text:span text:style-name="T3"/></text:p>
          </text:list-item>
          <text:list-item>
            <text:p text:style-name="P6" loext:marker-style-name="T3"><text:span text:style-name="T3">Microsoft Office </text:span><text:span text:style-name="T3"/></text:p>
          </text:list-item>
          <text:list-item>
            <text:p text:style-name="P6" loext:marker-style-name="T3"><text:span text:style-name="T3">Microsoft Excel</text:span><text:span text:style-name="T3"/></text:p>
          </text:list-item>
          <text:list-item>
            <text:p text:style-name="P6" loext:marker-style-name="T3"><text:span text:style-name="T3">Analytical and Critical Thinking<text:tab/></text:span><text:span text:style-name="T3"/></text:p>
          </text:list-item>
          <text:list-item>
            <text:p text:style-name="P6" loext:marker-style-name="T3"><text:span text:style-name="T3">Attention to Detail<text:tab/></text:span><text:span text:style-name="T3"/></text:p>
          </text:list-item>
          <text:list-item>
            <text:p text:style-name="P6" loext:marker-style-name="T3"><text:span text:style-name="T3">Windows XP - 11<text:tab/><text:tab/></text:span><text:span text:style-name="T3"/></text:p>
          </text:list-item>
          <text:list-item>
            <text:p text:style-name="P6" loext:marker-style-name="T3"><text:span text:style-name="T3">Linux / MacOS</text:span><text:span text:style-name="T3"/></text:p>
          </text:list-item>
        </text:list>
      </text:section>
      <text:section text:style-name="Sect2" text:name="Section1">
        <text:p text:style-name="P3" loext:marker-style-name="T3"/>
        <text:p text:style-name="No_20_Spacing" loext:marker-style-name="T4"><text:span text:style-name="T2">WORK HISTORY</text:span><text:span text:style-name="T5"><text:tab/><text:tab/><text:tab/><text:tab/><text:tab/><text:tab/><text:tab/><text:tab/><text:tab/><text:tab/><text:tab/><text:tab/><text:tab/></text:span></text:p>
        <text:p text:style-name="No_20_Spacing" loext:marker-style-name="T4"><text:span text:style-name="T6">DXC Technology,</text:span><text:span text:style-name="T9"> Las Vegas, NV</text:span><text:span text:style-name="T6"> (contract complete) Remote<text:tab/><text:tab/><text:tab/><text:tab/><text:tab/>Jul 2023 - Jan 2024</text:span></text:p>
        <text:p text:style-name="No_20_Spacing" loext:marker-style-name="T6"><text:span text:style-name="T6">Help Desk Analyst </text:span><text:span text:style-name="T6"/></text:p>
        <text:list text:style-name="WWNum1">
          <text:list-item>
            <text:p text:style-name="P7" loext:marker-style-name="T4"><text:span text:style-name="T3">First line Help Desk support for DoD contractor Raytheon and Pratt &amp; Whitney. </text:span><text:span text:style-name="T3"/></text:p>
          </text:list-item>
          <text:list-item>
            <text:p text:style-name="P7" loext:marker-style-name="T3"><text:span text:style-name="T3">Image computers with SCCM.</text:span><text:span text:style-name="T3"/></text:p>
          </text:list-item>
          <text:list-item>
            <text:p text:style-name="P7" loext:marker-style-name="T3"><text:span text:style-name="T3">Responsible for all aspects of desktop system configuration, performance, and functionality</text:span><text:span text:style-name="T3"/></text:p>
          </text:list-item>
          <text:list-item>
            <text:p text:style-name="P7" loext:marker-style-name="T3"><text:span text:style-name="T3">Attempt First Call Resolution before handing off to Tier 2 or proper department for resolution. </text:span><text:span text:style-name="T3"/></text:p>
          </text:list-item>
          <text:list-item>
            <text:p text:style-name="P7" loext:marker-style-name="T3"><text:span text:style-name="T3">Proper handling of escalations and access requests.</text:span><text:span text:style-name="T3"/></text:p>
          </text:list-item>
          <text:list-item>
            <text:p text:style-name="P7" loext:marker-style-name="T3"><text:span text:style-name="T3">Update status, resolution, and SLA compliance in ServiceNow tickets.</text:span><text:span text:style-name="T3"/></text:p>
          </text:list-item>
          <text:list-item>
            <text:p text:style-name="P7" loext:marker-style-name="T3"><text:span text:style-name="T3">Resolve end user LAN, network, and printer issues.</text:span><text:span text:style-name="T3"/></text:p>
          </text:list-item>
          <text:list-item>
            <text:p text:style-name="P7" loext:marker-style-name="T3"><text:span text:style-name="T3">Support Windows 7, 10, MS Office 2016, Outlook, Auto Cad 2015</text:span><text:span text:style-name="T3"/></text:p>
          </text:list-item>
          <text:list-item>
            <text:p text:style-name="P7" loext:marker-style-name="T3"><text:span text:style-name="T3">Managed and maintained user accounts on Active Directory and Office 635.</text:span><text:span text:style-name="T3"/></text:p>
          </text:list-item>
        </text:list>
        <text:p text:style-name="P3" loext:marker-style-name="T3"/>
        <text:p text:style-name="No_20_Spacing" loext:marker-style-name="T4"><text:span text:style-name="T6">Robert Half International, Las Vegas, NV (contract complete) Remote<text:tab/><text:tab/><text:tab/> <text:s text:c="12"/>Nov 2021 – Oct 2022</text:span><text:span text:style-name="T6"/></text:p>
        <text:p text:style-name="No_20_Spacing" loext:marker-style-name="T6"><text:span text:style-name="T6">Help Desk </text:span><text:span text:style-name="T6"/></text:p>
        <text:list text:style-name="WWNum2">
          <text:list-item>
            <text:p text:style-name="P8" loext:marker-style-name="T3"><text:span text:style-name="T3">Managed and maintained user accounts on Active Directory and Office 635 for a leading, Fortune 500 financial firm, LPL Financial. </text:span><text:span text:style-name="T3"/></text:p>
          </text:list-item>
          <text:list-item>
            <text:p text:style-name="P8" loext:marker-style-name="T3"><text:span text:style-name="T3">Instrumental in training and leading a new group of advisors handling a new support program for LPL.</text:span><text:span text:style-name="T3"/></text:p>
          </text:list-item>
          <text:list-item>
            <text:p text:style-name="P8" loext:marker-style-name="T3"><text:span text:style-name="T3">Support local and remote Windows 7, 10, MS Office 2016, Google for Business. Office 365</text:span><text:span text:style-name="T3"/></text:p>
          </text:list-item>
          <text:list-item>
            <text:p text:style-name="P8" loext:marker-style-name="T3"><text:span text:style-name="T3">Managed racks, fixing hardware, server, and switch issues.</text:span><text:span text:style-name="T3"/></text:p>
          </text:list-item>
          <text:list-item>
            <text:p text:style-name="P8" loext:marker-style-name="T3"><text:span text:style-name="T3">Consistently received positive reviews and praise from LPL Financial, their financial advisors and customers.</text:span><text:span text:style-name="T3"/></text:p>
          </text:list-item>
        </text:list>
        <text:p text:style-name="P3" loext:marker-style-name="T3"/>
        <text:p text:style-name="No_20_Spacing" loext:marker-style-name="T4"><text:span text:style-name="T6">Barclay's Bank, Las Vegas, NV (contract complete) <text:tab/><text:tab/><text:tab/><text:tab/><text:tab/> <text:s text:c="12"/>Oct 2021 – </text:span><text:span text:style-name="T7">Dec</text:span><text:span text:style-name="T6"> 2021</text:span></text:p>
        <text:p text:style-name="No_20_Spacing" loext:marker-style-name="T6"><text:span text:style-name="T6">Technical Support </text:span><text:span text:style-name="T6"/></text:p>
        <text:list text:style-name="WWNum3">
          <text:list-item>
            <text:p text:style-name="P9" loext:marker-style-name="T3"><text:span text:style-name="T3">Trained Barclay’s first, fully work from home group of new hires on equipment setup, usage, and login.</text:span><text:span text:style-name="T3"/></text:p>
          </text:list-item>
          <text:list-item>
            <text:p text:style-name="P9" loext:marker-style-name="T3"><text:span text:style-name="T3">Completed inventory tracking of all equipment in the building ahead of schedule.</text:span><text:span text:style-name="T3"/></text:p>
          </text:list-item>
          <text:list-item>
            <text:p text:style-name="P9" loext:marker-style-name="T3"><text:span text:style-name="T3">Successfully completed a recycling vendor negotiation.</text:span><text:span text:style-name="T3"/></text:p>
          </text:list-item>
        </text:list>
        <text:p text:style-name="P3" loext:marker-style-name="T3"><text:soft-page-break/></text:p>
        <text:p text:style-name="No_20_Spacing" loext:marker-style-name="T4"><text:span text:style-name="T6">Venetian Hotel &amp; Casino, Las Vegas, NV (contract complete)<text:tab/><text:tab/><text:tab/><text:tab/><text:tab/>Jul 2021 – Sep 2021</text:span><text:span text:style-name="T6"/></text:p>
        <text:p text:style-name="No_20_Spacing" loext:marker-style-name="T6"><text:span text:style-name="T6">Migration Support </text:span><text:span text:style-name="T6"/></text:p>
        <text:list text:style-name="WWNum4">
          <text:list-item>
            <text:p text:style-name="P10" loext:marker-style-name="T3"><text:span text:style-name="T3">Setup and configure new users on Active Directory, Microsoft Authenticator, Apple MDM and Office 365 on laptops and devices during sale of The Venetian.</text:span><text:span text:style-name="T3"/></text:p>
          </text:list-item>
          <text:list-item>
            <text:p text:style-name="P10" loext:marker-style-name="T3"><text:span text:style-name="T3">Completed migration of all Venetian staff to new services two months ahead of schedule.</text:span><text:span text:style-name="T3"/></text:p>
          </text:list-item>
        </text:list>
        <text:p text:style-name="P3" loext:marker-style-name="T3"/>
        <text:p text:style-name="P11" loext:marker-style-name="T10"/>
        <text:p text:style-name="P11" loext:marker-style-name="T10"/>
        <text:p text:style-name="P11" loext:marker-style-name="T10"/>
        <text:p text:style-name="No_20_Spacing" loext:marker-style-name="T4"><text:span text:style-name="T6">C3 / Everise, Las Vegas, NV (contract complete) Remote<text:tab/> <text:s text:c="8"/><text:tab/><text:tab/><text:tab/><text:tab/> <text:s text:c="13"/>Sep 2020 – Jun 2021</text:span><text:span text:style-name="T6"/></text:p>
        <text:p text:style-name="No_20_Spacing" loext:marker-style-name="T4"><text:span text:style-name="T6">Technical Support</text:span><text:span text:style-name="T3"> </text:span></text:p>
        <text:list text:style-name="WWNum5">
          <text:list-item>
            <text:p text:style-name="P12" loext:marker-style-name="T4"><text:span text:style-name="T3">Consistently met SLA set by eero.com for customer interaction and resolutions in a work from home setting, without constant managerial oversight.</text:span><text:span text:style-name="T3"/></text:p>
          </text:list-item>
          <text:list-item>
            <text:p text:style-name="P12" loext:marker-style-name="T3"><text:span text:style-name="T3">Earned the top scores in my team for customer feedback and satisfaction surveys.</text:span><text:span text:style-name="T3"/></text:p>
          </text:list-item>
        </text:list>
        <text:p text:style-name="P3" loext:marker-style-name="T3"/>
        <text:p text:style-name="No_20_Spacing" loext:marker-style-name="T6"><text:span text:style-name="T6">IPGARD, Las Vegas, NV <text:tab/><text:tab/><text:tab/><text:tab/><text:tab/><text:tab/><text:tab/><text:tab/><text:tab/> <text:s text:c="12"/>Feb 2020 – Jun 2020</text:span><text:span text:style-name="T6"/></text:p>
        <text:p text:style-name="No_20_Spacing" loext:marker-style-name="T6"><text:span text:style-name="T6">Technical Support Manager <text:s/></text:span><text:span text:style-name="T6"/></text:p>
        <text:p text:style-name="No_20_Spacing" loext:marker-style-name="T3"><text:span text:style-name="T3">Helped gain NIAP certification for all products and network security,</text:span><text:span text:style-name="T3"/></text:p>
        <text:p text:style-name="No_20_Spacing" loext:marker-style-name="T3"><text:span text:style-name="T3"><text:s/>Completed inventory of all equipment in the building and developed a complete SOP of IT operations</text:span><text:span text:style-name="T3"/></text:p>
        <text:p text:style-name="No_20_Spacing" loext:marker-style-name="T3"><text:span text:style-name="T3">Made the IT Department useful and efficient in bolstering the companies objectives and prosperity.</text:span><text:span text:style-name="T3"/></text:p>
        <text:p text:style-name="P3" loext:marker-style-name="T3"/>
        <text:p text:style-name="No_20_Spacing" loext:marker-style-name="T4"><text:span text:style-name="T8">Asurion, Las Vegas, NV<text:tab/><text:tab/><text:tab/><text:tab/><text:tab/><text:tab/><text:tab/><text:tab/><text:tab/>Jun 2019 – Feb 2020</text:span><text:span text:style-name="T8"/></text:p>
        <text:p text:style-name="No_20_Spacing" loext:marker-style-name="T4"><text:span text:style-name="T6">Verizon Tech Coach </text:span><text:span text:style-name="T6"/></text:p>
        <text:list text:style-name="WWNum6">
          <text:list-item>
            <text:p text:style-name="P13" loext:marker-style-name="T3"><text:span text:style-name="T3">In-bound call center technical support for Verizon Wireless customers</text:span><text:span text:style-name="T3"/></text:p>
          </text:list-item>
          <text:list-item>
            <text:p text:style-name="P13" loext:marker-style-name="T3"><text:span text:style-name="T3">Assisted customers in identifying issues and explained solutions to restore service and functionality. Translated complex technical issues into digestible language for non-technical users.</text:span><text:span text:style-name="T3"/></text:p>
          </text:list-item>
          <text:list-item>
            <text:p text:style-name="P13" loext:marker-style-name="T3"><text:span text:style-name="T3">Researched product and issue resolution tactics to address customer concerns, including device upgrades or additional accessories if needed.</text:span><text:span text:style-name="T3"/></text:p>
          </text:list-item>
        </text:list>
        <text:p text:style-name="P3" loext:marker-style-name="T3"/>
        <text:p text:style-name="No_20_Spacing" loext:marker-style-name="T6"><text:span text:style-name="T6">DTT / DTiQ, Las Vegas, NV <text:tab/><text:tab/><text:tab/><text:tab/><text:tab/><text:tab/><text:tab/><text:tab/><text:tab/>Jul 2013 – Apr 2019</text:span><text:span text:style-name="T6"/></text:p>
        <text:p text:style-name="No_20_Spacing" loext:marker-style-name="T4"><text:span text:style-name="T6">Technical Support Representative</text:span><text:span text:style-name="T3"> </text:span></text:p>
        <text:list text:style-name="WWNum7">
          <text:list-item>
            <text:p text:style-name="P14" loext:marker-style-name="T3"><text:span text:style-name="T3">Provided technical and customer support for DTiQ clients and businesses with POS integrated video surveillance and recording equipment.</text:span><text:span text:style-name="T3"/></text:p>
          </text:list-item>
          <text:list-item>
            <text:p text:style-name="P14" loext:marker-style-name="T3"><text:span text:style-name="T3">Increased successful Loss Prevention for clients, handling sensitive documentation and video/audio evidence, processed delivered in a timely manner.</text:span><text:span text:style-name="T3"/></text:p>
          </text:list-item>
          <text:list-item>
            <text:p text:style-name="P14" loext:marker-style-name="T3"><text:span text:style-name="T3">Resolved remote connectivity and hardware problems with various third-party switches, routers, and devices.</text:span><text:span text:style-name="T3"/></text:p>
          </text:list-item>
        </text:list>
        <text:p text:style-name="P4" loext:marker-style-name="T4"/>
        <text:p text:style-name="P3" loext:marker-style-name="T3"/>
        <text:p text:style-name="No_20_Spacing" loext:marker-style-name="T5"><text:span text:style-name="T5">EDUCATION<text:tab/><text:tab/><text:tab/><text:tab/><text:tab/><text:tab/><text:tab/><text:tab/><text:tab/><text:tab/><text:tab/><text:tab/><text:tab/></text:span><text:span text:style-name="T5"/></text:p>
        <text:p text:style-name="No_20_Spacing" loext:marker-style-name="T3"><text:span text:style-name="T3">High Tech Institute - Phoenix, Arizona</text:span><text:span text:style-name="T3"/></text:p>
        <text:p text:style-name="No_20_Spacing" loext:marker-style-name="T3"><text:span text:style-name="T3">Associate degree: Information Technology (Not completed)</text:span><text:span text:style-name="T3"/></text:p>
        <text:p text:style-name="P3" loext:marker-style-name="T3"/>
        <text:p text:style-name="No_20_Spacing" loext:marker-style-name="T4"><text:span text:style-name="T3">Roswell Job Corps – Eastern New Mexico University Roswell, New Mexico</text:span><text:span text:style-name="T3"/></text:p>
        <text:p text:style-name="No_20_Spacing" loext:marker-style-name="T3"><text:span text:style-name="T3">High School Diploma</text:span><text:span text:style-name="T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4-12-18T02:29:32.798668138</dc:date>
    <meta:editing-cycles>7</meta:editing-cycles>
    <meta:editing-duration>PT19M29S</meta:editing-duration>
    <meta:generator>LibreOffice/24.2.7.2$Linux_X86_64 LibreOffice_project/420$Build-2</meta:generator>
    <meta:document-statistic meta:table-count="0" meta:image-count="0" meta:object-count="0" meta:page-count="2" meta:paragraph-count="77" meta:word-count="711" meta:character-count="4893" meta:non-whitespace-character-count="4101"/>
    <meta:user-defined meta:name="AppVersion">15.0000</meta:user-defined>
    <meta:template xlink:type="simple" xlink:actuate="onRequest" xlink:title="Normal" xlink:href=""/>
  </office:meta>
</office:document-meta>
</file>